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7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Default" table:number-columns-repeated="2"/>
          <table:table-cell table:number-columns-repeated="5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>Beim Booten Desktop:</text:span></text:p>
            <text:p>Ansicht normal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6" office:value-type="string" calcext:value-type="string">
            <text:p>Starten von Server Client als Root nötig?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7">
          <table:table-cell table:style-name="ce11"/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1" office:value-type="string" calcext:value-type="string">
            <text:p>App Auswahl höhe etwas größer</text:p>
          </table:table-cell>
          <table:table-cell table:style-name="ce11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5">
          <table:table-cell table:style-name="ce11" table:number-columns-repeated="2"/>
          <table:table-cell table:style-name="ce11" office:value-type="string" calcext:value-type="string">
            <text:p>Teacher: Kdialog auf Notification umbessern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2" table:number-rows-repeated="1043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.00.0000</text:date>, <text:time style:data-style-name="N2" text:time-value="17:38:44.2325579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5-28T17:39:06.510651443</dc:date>
    <meta:editing-duration>PT20M51S</meta:editing-duration>
    <meta:editing-cycles>11</meta:editing-cycles>
    <meta:generator>LibreOffice/6.4.3.2$Linux_X86_64 LibreOffice_project/40$Build-2</meta:generator>
    <meta:document-statistic meta:table-count="1" meta:cell-count="19" meta:object-count="0"/>
  </office:meta>
</office:document-meta>
</file>